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30" style:family="table-cell" style:parent-style-name="Default" style:data-style-name="N0"/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61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43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 style:data-style-name="N107">
      <style:table-cell-properties fo:border="0.06pt solid #000000"/>
    </style:style>
    <style:style style:name="ce45" style:family="table-cell" style:parent-style-name="Default" style:data-style-name="N110">
      <style:table-cell-properties fo:border="0.06pt solid #000000"/>
    </style:style>
    <style:style style:name="ce46" style:family="table-cell" style:parent-style-name="Default" style:data-style-name="N119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3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4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default-cell-style-name="ce44"/>
        <table:table-column table:style-name="co1" table:default-cell-style-name="ce35"/>
        <table:table-column table:style-name="co1" table:number-columns-repeated="6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37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40"/>
          <table:table-cell table:number-columns-repeated="5"/>
          <table:table-cell table:style-name="ce37"/>
        </table:table-row>
        <table:table-row table:style-name="ro2">
          <table:table-cell table:style-name="ce34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40" office:value-type="string" calcext:value-type="string" table:number-columns-spanned="4" table:number-rows-spanned="1">
            <text:p>PARALELO</text:p>
          </table:table-cell>
          <table:covered-table-cell table:number-columns-repeated="3" table:style-name="ce40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44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5" calcext:value-type="float">
            <text:p>0,9864225513280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7" calcext:value-type="float">
            <text:p>0,73506601809557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44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2" calcext:value-type="float">
            <text:p>0,503236960475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44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8" calcext:value-type="float">
            <text:p>0,3861247975743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5" calcext:value-type="float">
            <text:p>0,410667068535135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113501" calcext:value-type="float">
            <text:p>0,113501</text:p>
          </table:table-cell>
          <table:table-cell table:style-name="ce45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46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40"/>
          <table:table-cell table:number-columns-repeated="6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6" calcext:value-type="float">
            <text:p>0,9077976586823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7" calcext:value-type="float">
            <text:p>0,6696184760888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5" calcext:value-type="float">
            <text:p>0,55342128719838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3" calcext:value-type="float">
            <text:p>0,42074414885949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37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40"/>
          <table:table-cell table:number-columns-repeated="5"/>
          <table:table-cell table:style-name="ce37"/>
        </table:table-row>
        <table:table-row table:style-name="ro2">
          <table:table-cell table:style-name="ce34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40" office:value-type="string" calcext:value-type="string" table:number-columns-spanned="4" table:number-rows-spanned="1">
            <text:p>PARALELO</text:p>
          </table:table-cell>
          <table:covered-table-cell table:number-columns-repeated="3" table:style-name="ce40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138131" calcext:value-type="float">
            <text:p>0,138131</text:p>
          </table:table-cell>
          <table:table-cell table:style-name="ce44" table:formula="of:=[.B4]/[.E4]" office:value-type="float" office:value="1.94710817991617" calcext:value-type="float">
            <text:p>1,9471082</text:p>
          </table:table-cell>
          <table:table-cell table:style-name="ce35" table:formula="of:=[.F4]/[.D4]" office:value-type="float" office:value="0.973554089958083" calcext:value-type="float">
            <text:p>0,97355408995808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284795" calcext:value-type="float">
            <text:p>0,284795</text:p>
          </table:table-cell>
          <table:table-cell table:style-name="ce35" table:formula="of:=[.B5]/[.J4]" office:value-type="float" office:value="1.94905809441879" calcext:value-type="float">
            <text:p>1,94905809441879</text:p>
          </table:table-cell>
          <table:table-cell table:style-name="ce35" table:formula="of:=[.K4]/[.I4]" office:value-type="float" office:value="0.974529047209396" calcext:value-type="float">
            <text:p>0,97452904720939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style-name="ce44" table:formula="of:=[.B8]/[.O4]" office:value-type="float" office:value="1.47013203619114" calcext:value-type="float">
            <text:p>1,4701320</text:p>
          </table:table-cell>
          <table:table-cell table:style-name="ce35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125121" calcext:value-type="float">
            <text:p>0,125121</text:p>
          </table:table-cell>
          <table:table-cell table:style-name="ce44" table:formula="of:=[.B4]/[.E5]" office:value-type="float" office:value="2.14956721893207" calcext:value-type="float">
            <text:p>2,1495672</text:p>
          </table:table-cell>
          <table:table-cell table:style-name="ce35" table:formula="of:=[.F5]/[.D5]" office:value-type="float" office:value="0.537391804733019" calcext:value-type="float">
            <text:p>0,537391804733019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254704" calcext:value-type="float">
            <text:p>0,254704</text:p>
          </table:table-cell>
          <table:table-cell table:style-name="ce35" table:formula="of:=[.B5]/[.J5]" office:value-type="float" office:value="2.17932187951504" calcext:value-type="float">
            <text:p>2,17932187951504</text:p>
          </table:table-cell>
          <table:table-cell table:style-name="ce35" table:formula="of:=[.K5]/[.I5]" office:value-type="float" office:value="0.544830469878761" calcext:value-type="float">
            <text:p>0,54483046987876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636237" calcext:value-type="float">
            <text:p>0,636237</text:p>
          </table:table-cell>
          <table:table-cell table:style-name="ce44" table:formula="of:=[.B8]/[.O5]" office:value-type="float" office:value="2.33855937331529" calcext:value-type="float">
            <text:p>2,3385594</text:p>
          </table:table-cell>
          <table:table-cell table:style-name="ce35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127196" calcext:value-type="float">
            <text:p>0,127196</text:p>
          </table:table-cell>
          <table:table-cell table:style-name="ce44" table:formula="of:=[.B4]/[.E6]" office:value-type="float" office:value="2.11450045598918" calcext:value-type="float">
            <text:p>2,1145005</text:p>
          </table:table-cell>
          <table:table-cell table:style-name="ce35" table:formula="of:=[.F6]/[.D6]" office:value-type="float" office:value="0.352416742664864" calcext:value-type="float">
            <text:p>0,352416742664864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2456" calcext:value-type="float">
            <text:p>0,2456</text:p>
          </table:table-cell>
          <table:table-cell table:style-name="ce35" table:formula="of:=[.B5]/[.J6]" office:value-type="float" office:value="2.26010586319218" calcext:value-type="float">
            <text:p>2,26010586319218</text:p>
          </table:table-cell>
          <table:table-cell table:style-name="ce35" table:formula="of:=[.K6]/[.I6]" office:value-type="float" office:value="0.37668431053203" calcext:value-type="float">
            <text:p>0,376684310532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03846" calcext:value-type="float">
            <text:p>0,603846</text:p>
          </table:table-cell>
          <table:table-cell table:style-name="ce44" table:formula="of:=[.B8]/[.O6]" office:value-type="float" office:value="2.46400241121081" calcext:value-type="float">
            <text:p>2,4640024</text:p>
          </table:table-cell>
          <table:table-cell table:style-name="ce35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112941" calcext:value-type="float">
            <text:p>0,112941</text:p>
          </table:table-cell>
          <table:table-cell table:style-name="ce45" table:formula="of:=[.B4]/[.E7]" office:value-type="float" office:value="2.38138497091402" calcext:value-type="float">
            <text:p>2,381</text:p>
          </table:table-cell>
          <table:table-cell table:style-name="ce35" table:formula="of:=[.F7]/[.D7]" office:value-type="float" office:value="0.297673121364252" calcext:value-type="float">
            <text:p>0,297673121364252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style-name="ce35" table:formula="of:=[.B5]/[.J7]" office:value-type="float" office:value="2.32076126448171" calcext:value-type="float">
            <text:p>2,32076126448171</text:p>
          </table:table-cell>
          <table:table-cell table:style-name="ce35" table:formula="of:=[.K7]/[.I7]" office:value-type="float" office:value="0.290095158060214" calcext:value-type="float">
            <text:p>0,290095158060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style-name="ce35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1905" calcext:value-type="float">
            <text:p>0,1905</text:p>
          </table:table-cell>
          <table:table-cell table:style-name="ce46" table:formula="of:=[.B4]/[.E8]" office:value-type="float" office:value="1.41184251968504" calcext:value-type="float">
            <text:p>1,412</text:p>
          </table:table-cell>
          <table:table-cell table:style-name="ce35" table:formula="of:=[.F8]/[.D8]" office:value-type="float" office:value="0.141184251968504" calcext:value-type="float">
            <text:p>0,141184251968504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227072" calcext:value-type="float">
            <text:p>0,227072</text:p>
          </table:table-cell>
          <table:table-cell table:style-name="ce35" table:formula="of:=[.B5]/[.J8]" office:value-type="float" office:value="2.44451979988726" calcext:value-type="float">
            <text:p>2,44451979988726</text:p>
          </table:table-cell>
          <table:table-cell table:style-name="ce35" table:formula="of:=[.K8]/[.I8]" office:value-type="float" office:value="0.244451979988726" calcext:value-type="float">
            <text:p>0,24445197998872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style-name="ce35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40"/>
          <table:table-cell table:number-columns-repeated="6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39476" calcext:value-type="float">
            <text:p>0,439476</text:p>
          </table:table-cell>
          <table:table-cell table:style-name="ce35" table:formula="of:=[.B6]/[.E14]" office:value-type="float" office:value="1.9382582894174" calcext:value-type="float">
            <text:p>1,9382582894174</text:p>
          </table:table-cell>
          <table:table-cell table:style-name="ce35" table:formula="of:=[.F14]/[.D14]" office:value-type="float" office:value="0.969129144708699" calcext:value-type="float">
            <text:p>0,96912914470869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style-name="ce35" table:formula="of:=[.K14]/[.I14]" office:value-type="float" office:value="1.12055139416529" calcext:value-type="float">
            <text:p>1,1205513941652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style-name="ce44" table:formula="of:=[.B9]/[.O14]" office:value-type="float" office:value="1.81559531736472" calcext:value-type="float">
            <text:p>1,8155953</text:p>
          </table:table-cell>
          <table:table-cell table:style-name="ce35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10151" calcext:value-type="float">
            <text:p>0,410151</text:p>
          </table:table-cell>
          <table:table-cell table:style-name="ce35" table:formula="of:=[.B6]/[.E15]" office:value-type="float" office:value="2.07683999307572" calcext:value-type="float">
            <text:p>2,07683999307572</text:p>
          </table:table-cell>
          <table:table-cell table:style-name="ce35" table:formula="of:=[.F15]/[.D15]" office:value-type="float" office:value="0.51920999826893" calcext:value-type="float">
            <text:p>0,5192099982689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style-name="ce35" table:formula="of:=[.K15]/[.I15]" office:value-type="float" office:value="0.669618476088898" calcext:value-type="float">
            <text:p>0,66961847608889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767372" calcext:value-type="float">
            <text:p>0,767372</text:p>
          </table:table-cell>
          <table:table-cell table:style-name="ce44" table:formula="of:=[.B9]/[.O15]" office:value-type="float" office:value="2.21368514879354" calcext:value-type="float">
            <text:p>2,2136851</text:p>
          </table:table-cell>
          <table:table-cell table:style-name="ce35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387029" calcext:value-type="float">
            <text:p>0,387029</text:p>
          </table:table-cell>
          <table:table-cell table:style-name="ce35" table:formula="of:=[.B6]/[.E16]" office:value-type="float" office:value="2.20091517689889" calcext:value-type="float">
            <text:p>2,20091517689889</text:p>
          </table:table-cell>
          <table:table-cell table:style-name="ce35" table:formula="of:=[.F16]/[.D16]" office:value-type="float" office:value="0.366819196149815" calcext:value-type="float">
            <text:p>0,366819196149815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style-name="ce35" table:formula="of:=[.K16]/[.I16]" office:value-type="float" office:value="0.432956745349253" calcext:value-type="float">
            <text:p>0,43295674534925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72903" calcext:value-type="float">
            <text:p>0,672903</text:p>
          </table:table-cell>
          <table:table-cell table:style-name="ce44" table:formula="of:=[.B9]/[.O16]" office:value-type="float" office:value="2.52446489315696" calcext:value-type="float">
            <text:p>2,5244649</text:p>
          </table:table-cell>
          <table:table-cell table:style-name="ce35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style-name="ce35" table:formula="of:=[.B6]/[.E17]" office:value-type="float" office:value="2.49342993047933" calcext:value-type="float">
            <text:p>2,49342993047933</text:p>
          </table:table-cell>
          <table:table-cell table:style-name="ce35" table:formula="of:=[.F17]/[.D17]" office:value-type="float" office:value="0.311678741309916" calcext:value-type="float">
            <text:p>0,3116787413099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style-name="ce35" table:formula="of:=[.K17]/[.I17]" office:value-type="float" office:value="0.340616059892321" calcext:value-type="float">
            <text:p>0,340616059892321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style-name="ce35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36773" calcext:value-type="float">
            <text:p>0,36773</text:p>
          </table:table-cell>
          <table:table-cell table:style-name="ce35" table:formula="of:=[.B6]/[.E18]" office:value-type="float" office:value="2.31642237511217" calcext:value-type="float">
            <text:p>2,31642237511217</text:p>
          </table:table-cell>
          <table:table-cell table:style-name="ce35" table:formula="of:=[.F18]/[.D18]" office:value-type="float" office:value="0.231642237511217" calcext:value-type="float">
            <text:p>0,2316422375112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style-name="ce35" table:formula="of:=[.K18]/[.I18]" office:value-type="float" office:value="0.263665821952176" calcext:value-type="float">
            <text:p>0,2636658219521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style-name="ce35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table table:name="norma_frobeniu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3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37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10000" calcext:value-type="float" table:number-columns-spanned="2" table:number-rows-spanned="1">
            <text:p>1,00E+04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20000" calcext:value-type="float" table:number-columns-spanned="2" table:number-rows-spanned="1">
            <text:p>2,00E+04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0000" calcext:value-type="float" table:number-columns-spanned="2" table:number-rows-spanned="1">
            <text:p>3,00E+04</text:p>
          </table:table-cell>
          <table:covered-table-cell table:style-name="ce40"/>
          <table:table-cell table:number-columns-repeated="5"/>
          <table:table-cell table:style-name="ce37"/>
        </table:table-row>
        <table:table-row table:style-name="ro2">
          <table:table-cell table:style-name="ce34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40" office:value-type="string" calcext:value-type="string" table:number-columns-spanned="4" table:number-rows-spanned="1">
            <text:p>PARALELO</text:p>
          </table:table-cell>
          <table:covered-table-cell table:number-columns-repeated="3" table:style-name="ce40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" calcext:value-type="float">
            <text:p>1,00E+04</text:p>
          </table:table-cell>
          <table:table-cell table:style-name="ce38" office:value-type="float" office:value="0.83119" calcext:value-type="float">
            <text:p>0,8311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1593" calcext:value-type="float">
            <text:p>0,41593</text:p>
          </table:table-cell>
          <table:table-cell table:style-name="ce44" table:formula="of:=[.B4]/[.E4]" office:value-type="float" office:value="1.99838915202077" calcext:value-type="float">
            <text:p>1,9983892</text:p>
          </table:table-cell>
          <table:table-cell table:style-name="ce35" table:formula="of:=[.F4]/[.D4]" office:value-type="float" office:value="0.999194576010387" calcext:value-type="float">
            <text:p>0,999194576010387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1.777341" calcext:value-type="float">
            <text:p>1,777341</text:p>
          </table:table-cell>
          <table:table-cell table:style-name="ce35" table:formula="of:=[.B5]/[.J4]" office:value-type="float" office:value="1.87991837244513" calcext:value-type="float">
            <text:p>1,87991837244513</text:p>
          </table:table-cell>
          <table:table-cell table:style-name="ce35" office:value-type="string" calcext:value-type="string">
            <text:p>'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3.820219" calcext:value-type="float">
            <text:p>3,820219</text:p>
          </table:table-cell>
          <table:table-cell table:style-name="ce35" table:formula="of:=[.B6]/[.O4]" office:value-type="float" office:value="2.00202422950098" calcext:value-type="float">
            <text:p>2,00202422950098</text:p>
          </table:table-cell>
          <table:table-cell table:style-name="ce35" table:formula="of:=[.P4]/[.N4]" office:value-type="float" office:value="1.00101211475049" calcext:value-type="float">
            <text:p>1,00101211475049</text:p>
          </table:table-cell>
          <table:table-cell table:number-columns-repeated="6"/>
        </table:table-row>
        <table:table-row table:style-name="ro2">
          <table:table-cell table:style-name="ce36" office:value-type="float" office:value="20000" calcext:value-type="float">
            <text:p>2,00E+04</text:p>
          </table:table-cell>
          <table:table-cell table:style-name="ce35" office:value-type="float" office:value="3.341256" calcext:value-type="float">
            <text:p>3,34125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0748" calcext:value-type="float">
            <text:p>0,40748</text:p>
          </table:table-cell>
          <table:table-cell table:style-name="ce44" table:formula="of:=[.B4]/[.E5]" office:value-type="float" office:value="2.03983017571415" calcext:value-type="float">
            <text:p>2,0398302</text:p>
          </table:table-cell>
          <table:table-cell table:style-name="ce35" table:formula="of:=[.F5]/[.D5]" office:value-type="float" office:value="0.509957543928536" calcext:value-type="float">
            <text:p>0,50995754392853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1.726328" calcext:value-type="float">
            <text:p>1,726328</text:p>
          </table:table-cell>
          <table:table-cell table:style-name="ce35" table:formula="of:=[.B5]/[.J5]" office:value-type="float" office:value="1.93546996862705" calcext:value-type="float">
            <text:p>1,93546996862705</text:p>
          </table:table-cell>
          <table:table-cell table:style-name="ce35" table:formula="of:=[.K5]/[.I5]" office:value-type="float" office:value="0.483867492156763" calcext:value-type="float">
            <text:p>0,48386749215676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3.77774" calcext:value-type="float">
            <text:p>3,77774</text:p>
          </table:table-cell>
          <table:table-cell table:style-name="ce35" table:formula="of:=[.B6]/[.O5]" office:value-type="float" office:value="2.02453609830216" calcext:value-type="float">
            <text:p>2,02453609830216</text:p>
          </table:table-cell>
          <table:table-cell table:style-name="ce35" table:formula="of:=[.P5]/[.N5]" office:value-type="float" office:value="0.50613402457554" calcext:value-type="float">
            <text:p>0,50613402457554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7.648171" calcext:value-type="float">
            <text:p>7,648171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390562" calcext:value-type="float">
            <text:p>0,4390562</text:p>
          </table:table-cell>
          <table:table-cell table:style-name="ce44" table:formula="of:=[.B4]/[.E6]" office:value-type="float" office:value="1.89312894340178" calcext:value-type="float">
            <text:p>1,8931289</text:p>
          </table:table-cell>
          <table:table-cell table:style-name="ce35" table:formula="of:=[.F6]/[.D6]" office:value-type="float" office:value="0.315521490566963" calcext:value-type="float">
            <text:p>0,31552149056696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1.639599" calcext:value-type="float">
            <text:p>1,639599</text:p>
          </table:table-cell>
          <table:table-cell table:style-name="ce35" table:formula="of:=[.B5]/[.J6]" office:value-type="float" office:value="2.03784949856642" calcext:value-type="float">
            <text:p>2,03784949856642</text:p>
          </table:table-cell>
          <table:table-cell table:style-name="ce35" table:formula="of:=[.K6]/[.I6]" office:value-type="float" office:value="0.339641583094403" calcext:value-type="float">
            <text:p>0,3396415830944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3.728021" calcext:value-type="float">
            <text:p>3,728021</text:p>
          </table:table-cell>
          <table:table-cell table:style-name="ce35" table:formula="of:=[.B6]/[.O6]" office:value-type="float" office:value="2.05153645861973" calcext:value-type="float">
            <text:p>2,05153645861973</text:p>
          </table:table-cell>
          <table:table-cell table:style-name="ce35" table:formula="of:=[.P6]/[.N6]" office:value-type="float" office:value="0.341922743103289" calcext:value-type="float">
            <text:p>0,341922743103289</text:p>
          </table:table-cell>
          <table:table-cell table:number-columns-repeated="6"/>
        </table:table-row>
        <table:table-row table:style-name="ro2">
          <table:table-cell table:style-name="ce36" office:value-type="float" office:value="32000" calcext:value-type="float">
            <text:p>3,20E+04</text:p>
          </table:table-cell>
          <table:table-cell table:style-name="ce39" office:value-type="float" office:value="8.459433" calcext:value-type="float">
            <text:p>8,45943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07023" calcext:value-type="float">
            <text:p>0,407023</text:p>
          </table:table-cell>
          <table:table-cell table:style-name="ce45" table:formula="of:=[.B4]/[.E7]" office:value-type="float" office:value="2.0421204698506" calcext:value-type="float">
            <text:p>2,042</text:p>
          </table:table-cell>
          <table:table-cell table:style-name="ce35" table:formula="of:=[.F7]/[.D7]" office:value-type="float" office:value="0.255265058731325" calcext:value-type="float">
            <text:p>0,2552650587313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1.636254" calcext:value-type="float">
            <text:p>1,636254</text:p>
          </table:table-cell>
          <table:table-cell table:style-name="ce35" table:formula="of:=[.B5]/[.J7]" office:value-type="float" office:value="2.04201548170394" calcext:value-type="float">
            <text:p>2,04201548170394</text:p>
          </table:table-cell>
          <table:table-cell table:style-name="ce35" table:formula="of:=[.K7]/[.I7]" office:value-type="float" office:value="0.255251935212993" calcext:value-type="float">
            <text:p>0,25525193521299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3.736071" calcext:value-type="float">
            <text:p>3,736071</text:p>
          </table:table-cell>
          <table:table-cell table:style-name="ce35" table:formula="of:=[.B6]/[.O7]" office:value-type="float" office:value="2.04711607461421" calcext:value-type="float">
            <text:p>2,04711607461421</text:p>
          </table:table-cell>
          <table:table-cell table:style-name="ce35" table:formula="of:=[.P7]/[.N7]" office:value-type="float" office:value="0.255889509326777" calcext:value-type="float">
            <text:p>0,255889509326777</text:p>
          </table:table-cell>
          <table:table-cell table:number-columns-repeated="6"/>
        </table:table-row>
        <table:table-row table:style-name="ro2">
          <table:table-cell table:style-name="ce36" office:value-type="float" office:value="34000" calcext:value-type="float">
            <text:p>3,40E+04</text:p>
          </table:table-cell>
          <table:table-cell table:style-name="ce35" office:value-type="float" office:value="9.568466" calcext:value-type="float">
            <text:p>9,56846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2213" calcext:value-type="float">
            <text:p>0,42213</text:p>
          </table:table-cell>
          <table:table-cell table:style-name="ce46" table:formula="of:=[.B4]/[.E8]" office:value-type="float" office:value="1.96903797408381" calcext:value-type="float">
            <text:p>1,969</text:p>
          </table:table-cell>
          <table:table-cell table:style-name="ce35" table:formula="of:=[.F8]/[.D8]" office:value-type="float" office:value="0.196903797408381" calcext:value-type="float">
            <text:p>0,196903797408381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1.63627" calcext:value-type="float">
            <text:p>1,63627</text:p>
          </table:table-cell>
          <table:table-cell table:style-name="ce35" table:formula="of:=[.B5]/[.J8]" office:value-type="float" office:value="2.04199551418776" calcext:value-type="float">
            <text:p>2,04199551418776</text:p>
          </table:table-cell>
          <table:table-cell table:style-name="ce35" table:formula="of:=[.K8]/[.I8]" office:value-type="float" office:value="0.204199551418776" calcext:value-type="float">
            <text:p>0,2041995514187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3.731569" calcext:value-type="float">
            <text:p>3,731569</text:p>
          </table:table-cell>
          <table:table-cell table:style-name="ce35" table:formula="of:=[.B6]/[.O8]" office:value-type="float" office:value="2.0495858444531" calcext:value-type="float">
            <text:p>2,0495858444531</text:p>
          </table:table-cell>
          <table:table-cell table:style-name="ce35" table:formula="of:=[.P8]/[.N8]" office:value-type="float" office:value="0.20495858444531" calcext:value-type="float">
            <text:p>0,20495858444531</text:p>
          </table:table-cell>
          <table:table-cell table:number-columns-repeated="6"/>
        </table:table-row>
        <table:table-row table:style-name="ro2">
          <table:table-cell table:style-name="ce36" office:value-type="float" office:value="36000" calcext:value-type="float">
            <text:p>3,60E+04</text:p>
          </table:table-cell>
          <table:table-cell table:style-name="ce35" office:value-type="float" office:value="11.05188" calcext:value-type="float">
            <text:p>11,05188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2000" calcext:value-type="float" table:number-columns-spanned="2" table:number-rows-spanned="1">
            <text:p>3,20E+04</text:p>
          </table:table-cell>
          <table:covered-table-cell table:style-name="ce40"/>
          <table:table-cell table:style-name="ce37"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4000" calcext:value-type="float" table:number-columns-spanned="2" table:number-rows-spanned="1">
            <text:p>3,40E+04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6000" calcext:value-type="float" table:number-columns-spanned="2" table:number-rows-spanned="1">
            <text:p>3,60E+04</text:p>
          </table:table-cell>
          <table:covered-table-cell table:style-name="ce40"/>
          <table:table-cell table:number-columns-repeated="6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34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248721" calcext:value-type="float">
            <text:p>4,248721</text:p>
          </table:table-cell>
          <table:table-cell table:style-name="ce44" table:formula="of:=[.B7]/[.E14]" office:value-type="float" office:value="1.9910540136667" calcext:value-type="float">
            <text:p>1,9910540</text:p>
          </table:table-cell>
          <table:table-cell table:style-name="ce35" table:formula="of:=[.F14]/[.D14]" office:value-type="float" office:value="0.995527006833351" calcext:value-type="float">
            <text:p>0,99552700683335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950039" calcext:value-type="float">
            <text:p>4,950039</text:p>
          </table:table-cell>
          <table:table-cell table:style-name="ce44" table:formula="of:=[.B8]/[.J14]" office:value-type="float" office:value="1.93300820458182" calcext:value-type="float">
            <text:p>1,9330082</text:p>
          </table:table-cell>
          <table:table-cell table:style-name="ce35" table:formula="of:=[.K14]/[.I14]" office:value-type="float" office:value="0.966504102290911" calcext:value-type="float">
            <text:p>0,96650410229091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6.951593" calcext:value-type="float">
            <text:p>6,951593</text:p>
          </table:table-cell>
          <table:table-cell table:style-name="ce44" table:formula="of:=[.B9]/[.O14]" office:value-type="float" office:value="1.58983415743701" calcext:value-type="float">
            <text:p>1,5898342</text:p>
          </table:table-cell>
          <table:table-cell table:style-name="ce35" table:formula="of:=[.P14]/[.N14]" office:value-type="float" office:value="0.794917078718504" calcext:value-type="float">
            <text:p>0,7949170787185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267351" calcext:value-type="float">
            <text:p>4,267351</text:p>
          </table:table-cell>
          <table:table-cell table:style-name="ce44" table:formula="of:=[.B7]/[.E15]" office:value-type="float" office:value="1.98236165714983" calcext:value-type="float">
            <text:p>1,9823617</text:p>
          </table:table-cell>
          <table:table-cell table:style-name="ce35" table:formula="of:=[.F15]/[.D15]" office:value-type="float" office:value="0.495590414287458" calcext:value-type="float">
            <text:p>0,49559041428745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792418" calcext:value-type="float">
            <text:p>4,792418</text:p>
          </table:table-cell>
          <table:table-cell table:style-name="ce44" table:formula="of:=[.B8]/[.J15]" office:value-type="float" office:value="1.99658418777327" calcext:value-type="float">
            <text:p>1,9965842</text:p>
          </table:table-cell>
          <table:table-cell table:style-name="ce35" table:formula="of:=[.K15]/[.I15]" office:value-type="float" office:value="0.499146046943318" calcext:value-type="float">
            <text:p>0,49914604694331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5.305637" calcext:value-type="float">
            <text:p>5,305637</text:p>
          </table:table-cell>
          <table:table-cell table:style-name="ce44" table:formula="of:=[.B9]/[.O15]" office:value-type="float" office:value="2.0830448822639" calcext:value-type="float">
            <text:p>2,0830449</text:p>
          </table:table-cell>
          <table:table-cell table:style-name="ce35" table:formula="of:=[.P15]/[.N15]" office:value-type="float" office:value="0.520761220565975" calcext:value-type="float">
            <text:p>0,52076122056597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28588" calcext:value-type="float">
            <text:p>4,28588</text:p>
          </table:table-cell>
          <table:table-cell table:style-name="ce44" table:formula="of:=[.B7]/[.E16]" office:value-type="float" office:value="1.97379138006664" calcext:value-type="float">
            <text:p>1,9737914</text:p>
          </table:table-cell>
          <table:table-cell table:style-name="ce35" table:formula="of:=[.F16]/[.D16]" office:value-type="float" office:value="0.328965230011106" calcext:value-type="float">
            <text:p>0,32896523001110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757852" calcext:value-type="float">
            <text:p>4,757852</text:p>
          </table:table-cell>
          <table:table-cell table:style-name="ce44" table:formula="of:=[.B8]/[.J16]" office:value-type="float" office:value="2.01108945801593" calcext:value-type="float">
            <text:p>2,0110895</text:p>
          </table:table-cell>
          <table:table-cell table:style-name="ce35" table:formula="of:=[.K16]/[.I16]" office:value-type="float" office:value="0.335181576335988" calcext:value-type="float">
            <text:p>0,33518157633598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5.348462" calcext:value-type="float">
            <text:p>5,348462</text:p>
          </table:table-cell>
          <table:table-cell table:style-name="ce44" table:formula="of:=[.B9]/[.O16]" office:value-type="float" office:value="2.06636599456068" calcext:value-type="float">
            <text:p>2,0663660</text:p>
          </table:table-cell>
          <table:table-cell table:style-name="ce35" table:formula="of:=[.P16]/[.N16]" office:value-type="float" office:value="0.34439433242678" calcext:value-type="float">
            <text:p>0,3443943324267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234345" calcext:value-type="float">
            <text:p>4,234345</text:p>
          </table:table-cell>
          <table:table-cell table:style-name="ce45" table:formula="of:=[.B7]/[.E17]" office:value-type="float" office:value="1.99781382952971" calcext:value-type="float">
            <text:p>1,998</text:p>
          </table:table-cell>
          <table:table-cell table:style-name="ce35" table:formula="of:=[.F17]/[.D17]" office:value-type="float" office:value="0.249726728691214" calcext:value-type="float">
            <text:p>0,249726728691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732859" calcext:value-type="float">
            <text:p>4,732859</text:p>
          </table:table-cell>
          <table:table-cell table:style-name="ce45" table:formula="of:=[.B8]/[.J17]" office:value-type="float" office:value="2.02170949948012" calcext:value-type="float">
            <text:p>2,022</text:p>
          </table:table-cell>
          <table:table-cell table:style-name="ce35" table:formula="of:=[.K17]/[.I17]" office:value-type="float" office:value="0.252713687435016" calcext:value-type="float">
            <text:p>0,2527136874350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5.287661" calcext:value-type="float">
            <text:p>5,287661</text:p>
          </table:table-cell>
          <table:table-cell table:style-name="ce45" table:formula="of:=[.B9]/[.O17]" office:value-type="float" office:value="2.09012642830166" calcext:value-type="float">
            <text:p>2,090</text:p>
          </table:table-cell>
          <table:table-cell table:style-name="ce35" table:formula="of:=[.P17]/[.N17]" office:value-type="float" office:value="0.261265803537708" calcext:value-type="float">
            <text:p>0,26126580353770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210511" calcext:value-type="float">
            <text:p>4,210511</text:p>
          </table:table-cell>
          <table:table-cell table:style-name="ce46" table:formula="of:=[.B7]/[.E18]" office:value-type="float" office:value="2.00912264568362" calcext:value-type="float">
            <text:p>2,009</text:p>
          </table:table-cell>
          <table:table-cell table:style-name="ce35" table:formula="of:=[.F18]/[.D18]" office:value-type="float" office:value="0.200912264568362" calcext:value-type="float">
            <text:p>0,200912264568362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7951" calcext:value-type="float">
            <text:p>4,7951</text:p>
          </table:table-cell>
          <table:table-cell table:style-name="ce46" table:formula="of:=[.B8]/[.J18]" office:value-type="float" office:value="1.9954674563617" calcext:value-type="float">
            <text:p>1,995</text:p>
          </table:table-cell>
          <table:table-cell table:style-name="ce35" table:formula="of:=[.K18]/[.I18]" office:value-type="float" office:value="0.19954674563617" calcext:value-type="float">
            <text:p>0,199546745636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5.287324" calcext:value-type="float">
            <text:p>5,287324</text:p>
          </table:table-cell>
          <table:table-cell table:style-name="ce46" table:formula="of:=[.B9]/[.O18]" office:value-type="float" office:value="2.09025964741332" calcext:value-type="float">
            <text:p>2,090</text:p>
          </table:table-cell>
          <table:table-cell table:style-name="ce35" table:formula="of:=[.P18]/[.N18]" office:value-type="float" office:value="0.209025964741332" calcext:value-type="float">
            <text:p>0,209025964741332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4:22:26.4069570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5H52M50S</meta:editing-duration>
    <meta:editing-cycles>14</meta:editing-cycles>
    <meta:generator>LibreOffice/6.0.7.3$Linux_X86_64 LibreOffice_project/00m0$Build-3</meta:generator>
    <dc:date>2019-10-29T19:13:43.581532154</dc:date>
    <meta:document-statistic meta:table-count="3" meta:cell-count="552" meta:object-count="0"/>
  </office:meta>
</office:document-meta>
</file>